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81pt"/>
    </style:style>
    <style:style style:name="co2" style:family="table-column">
      <style:table-column-properties fo:break-before="auto" style:column-width="159.99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 style:data-style-name="N121"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3"/>
        <table:table-column table:style-name="co3" table:number-columns-repeated="2" table:default-cell-style-name="ce3"/>
        <table:table-row table:style-name="ro1">
          <table:table-cell/>
          <table:table-cell table:style-name="ce1"/>
          <table:table-cell table:style-name="ce1" office:value-type="string" calcext:value-type="string">
            <text:p>Number of Times Encrypted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Message Lengt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828299998829607" calcext:value-type="float">
            <text:p>0.000083</text:p>
          </table:table-cell>
          <table:table-cell office:value-type="float" office:value="0.000652574000014283" calcext:value-type="float">
            <text:p>0.000653</text:p>
          </table:table-cell>
          <table:table-cell office:value-type="float" office:value="0.00606872499974998" calcext:value-type="float">
            <text:p>0.006069</text:p>
          </table:table-cell>
          <table:table-cell office:value-type="float" office:value="0.0606893260001016" calcext:value-type="float">
            <text:p>0.06068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622151000243321" calcext:value-type="float">
            <text:p>0.000622</text:p>
          </table:table-cell>
          <table:table-cell office:value-type="float" office:value="0.00883750599996347" calcext:value-type="float">
            <text:p>0.008838</text:p>
          </table:table-cell>
          <table:table-cell office:value-type="float" office:value="0.0598322599998937" calcext:value-type="float">
            <text:p>0.059832</text:p>
          </table:table-cell>
          <table:table-cell office:value-type="float" office:value="0.591963888999999" calcext:value-type="float">
            <text:p>0.59196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120921400048246" calcext:value-type="float">
            <text:p>0.001209</text:p>
          </table:table-cell>
          <table:table-cell office:value-type="float" office:value="0.0119778389998828" calcext:value-type="float">
            <text:p>0.011978</text:p>
          </table:table-cell>
          <table:table-cell office:value-type="float" office:value="0.121364541000276" calcext:value-type="float">
            <text:p>0.121365</text:p>
          </table:table-cell>
          <table:table-cell office:value-type="float" office:value="1.21771655400062" calcext:value-type="float">
            <text:p>1.217717</text:p>
          </table:table-cell>
        </table:table-row>
        <table:table-row table:style-name="ro2">
          <table:table-cell table:style-name="Default" table:number-columns-repeated="5"/>
        </table:table-row>
        <table:table-row table:style-name="ro2">
          <table:table-cell table:style-name="Default"/>
          <table:table-cell table:style-name="Default" office:value-type="string" calcext:value-type="string">
            <text:p>Values are expressed in seconds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0:33:11.512721610</meta:creation-date>
    <dc:date>2018-03-16T11:10:16.951789711</dc:date>
    <meta:editing-duration>PT16M35S</meta:editing-duration>
    <meta:editing-cycles>1</meta:editing-cycles>
    <meta:document-statistic meta:table-count="1" meta:cell-count="22" meta:object-count="0"/>
    <meta:generator>LibreOffice/5.1.6.2$Linux_X86_64 LibreOffice_project/10m0$Build-2</meta:generator>
  </office:meta>
</office:document-meta>
</file>